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ff0000" draw:marker-start-width="0.279cm" draw:marker-end="Arrowheads_20_1" draw:marker-end-width="0.379cm" svg:stroke-opacity="40%" draw:fill="none" draw:opacity="100%" draw:textarea-vertical-align="middle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draw:marker-start-width="0.279cm" draw:marker-end="Arrowheads_20_2" draw:marker-end-width="0.379cm" svg:stroke-opacity="40%" draw:fill="none" draw:opacity="100%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svg:stroke-opacity="100%" draw:opacity="0%" draw:textarea-horizontal-align="justify" draw:textarea-vertical-align="middle" draw:auto-grow-height="false" fo:min-height="4.589cm" fo:min-width="4.338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456cm" fo:min-width="4.27cm" loext:glow-radius="0cm" loext:decorative="false"/>
      <style:paragraph-properties style:writing-mode="lr-tb"/>
    </style:style>
    <style:style style:name="gr7" style:family="graphic" style:parent-style-name="standard">
      <style:graphic-properties draw:fill-color="#333333" draw:opacity="80%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opacity="0%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333333" draw:opacity="80%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8.086cm" svg:x2="13.053cm" svg:y2="8.086cm">
          <text:p/>
        </draw:line>
        <draw:line draw:style-name="gr2" draw:text-style-name="P1" draw:layer="layout" svg:x1="6.647cm" svg:y1="12.727cm" svg:x2="6.647cm" svg:y2="1.95cm">
          <text:p/>
        </draw:line>
        <draw:custom-shape draw:style-name="gr3" draw:text-style-name="P2" draw:layer="layout" svg:width="6.89cm" svg:height="6.891cm" svg:x="3.24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309cm" svg:y1="3.01cm" svg:x2="9.334cm" svg:y2="13.366cm">
          <text:p/>
        </draw:line>
        <draw:line draw:style-name="gr5" draw:text-style-name="P3" draw:layer="layout" svg:x1="2.186cm" svg:y1="8.963cm" svg:x2="10.063cm" svg:y2="7.403cm">
          <text:p/>
        </draw:line>
        <draw:custom-shape draw:style-name="gr6" draw:text-style-name="P5" draw:layer="layout" svg:width="4.77cm" svg:height="0.706cm" svg:x="8.33cm" svg:y="6.685cm">
          <text:p text:style-name="P4"><text:span text:style-name="T1">Ar</text:span><text:span text:style-name="T1">c </text:span><text:span text:style-name="T1">ce</text:span><text:span text:style-name="T1">nt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76cm" svg:height="0.177cm" svg:x="9.974cm" svg:y="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77cm" svg:height="0.177cm" svg:x="7.566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77cm" svg:height="0.176cm" svg:x="8.733cm" svg:y="1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77cm" svg:height="0.706cm" svg:x="5.927cm" svg:y="7.195cm">
          <text:p text:style-name="P4"><text:span text:style-name="T1">Line cent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77cm" svg:height="0.177cm" svg:x="8.149cm" svg:y="7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77cm" svg:height="0.177cm" svg:x="6.564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77cm" svg:height="0.706cm" svg:x="4.267cm" svg:y="7.973cm">
          <text:p text:style-name="P4"><text:span text:style-name="T1"><text:s/></text:span><text:span text:style-name="T1">Circle ce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7cm" svg:height="0.706cm" svg:x="5.539cm" svg:y="4.247cm"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7cm" svg:height="0.706cm" svg:x="6.669cm" svg:y="10.466cm">
          <text:p text:style-name="P4"><text:span text:style-name="T1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2:15:37.603006646</meta:creation-date>
    <dc:date>2025-06-09T12:24:57.909603330</dc:date>
    <meta:editing-duration>PT9M21S</meta:editing-duration>
    <meta:editing-cycles>1</meta:editing-cycles>
    <meta:document-statistic meta:object-count="15"/>
    <meta:generator>LibreOffice/24.2.7.2$Linux_X86_64 LibreOffice_project/420$Build-2</meta:generator>
  </office:meta>
</office:document-meta>
</file>